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background-color="#fff200"/>
    </style:style>
    <style:style style:name="P2" style:family="paragraph" style:parent-style-name="Standard">
      <style:text-properties officeooo:rsid="001d8cfe" fo:background-color="#fff200"/>
    </style:style>
    <style:style style:name="P3" style:family="paragraph" style:parent-style-name="Standard">
      <style:text-properties fo:background-color="#fff200"/>
    </style:style>
    <style:style style:name="P4" style:family="paragraph" style:parent-style-name="Standard">
      <style:text-properties officeooo:rsid="001d8cfe" fo:background-color="#fff200"/>
    </style:style>
    <style:style style:name="P5" style:family="paragraph" style:parent-style-name="Standard">
      <style:text-properties fo:font-weight="bold" fo:background-color="transparent" style:font-weight-asian="bold" style:font-weight-complex="bold"/>
    </style:style>
    <style:style style:name="P6" style:family="paragraph" style:parent-style-name="Standard">
      <style:text-properties fo:font-weight="bold" officeooo:paragraph-rsid="001f0f36" fo:background-color="transparent" style:font-weight-asian="bold" style:font-weight-complex="bold"/>
    </style:style>
    <style:style style:name="P7" style:family="paragraph" style:parent-style-name="Standard">
      <style:text-properties fo:color="#ce181e" fo:font-weight="bold" officeooo:rsid="001f0f36" officeooo:paragraph-rsid="001f0f36" fo:background-color="transparent" style:font-weight-asian="bold" style:font-weight-complex="bold"/>
    </style:style>
    <style:style style:name="T1" style:family="text">
      <style:text-properties fo:background-color="#fff2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son is a general-purpose parser generator that converts an annotated context-free grammar into an LALR(1) or GLR parser for that grammar.</text:p>
      <text:p text:style-name="Standard"/>
      <text:p text:style-name="Standard">An LR parser is essentially a shift-reduce (bottom up) parsing algorithm driven by parsing tables and a stack. </text:p>
      <text:p text:style-name="Standard"/>
      <text:p text:style-name="Standard">The parsing algorithm is same (at least in theory) for all LR parsers. They differ only in the tables generated by the parser generator. In our case, Bison generates LALR(1) parsing tables in the form of C/C++ arrays. The generated yyparse() function implements a parsing routine that uses these tables and a stack to guide the parse. </text:p>
      <text:p text:style-name="Standard"/>
      <text:p text:style-name="Standard"><text:a xlink:type="simple" xlink:href="https://www.cs.uic.edu/~spopuri/cparser.html" text:style-name="Internet_20_link" text:visited-style-name="Visited_20_Internet_20_Link">https://www.cs.uic.edu/~spopuri/cparser.html</text:a></text:p>
      <text:p text:style-name="Standard"><text:a xlink:type="simple" xlink:href="https://en.wikipedia.org/wiki/LR_parser" text:style-name="Internet_20_link" text:visited-style-name="Visited_20_Internet_20_Link">https://en.wikipedia.org/wiki/LR_parser</text:a></text:p>
      <text:p text:style-name="Standard"/>
      <text:p text:style-name="Standard"/>
      <text:p text:style-name="Standard"><text:a xlink:type="simple" xlink:href="https://www.gnu.org/software/bison/manual/html_node/GLR-Parsers.html" text:style-name="Internet_20_link" text:visited-style-name="Visited_20_Internet_20_Link"><text:span text:style-name="T1">https://www.gnu.org/software/bison/manual/html_node/GLR-Parsers.html</text:span></text:a></text:p>
      <text:p text:style-name="P1"/>
      <text:p text:style-name="P1"><text:a xlink:type="simple" xlink:href="https://stackoverflow.com/questions/30642967/solving-bison-conflict-over-2nd-lookahead" text:style-name="Internet_20_link" text:visited-style-name="Visited_20_Internet_20_Link">https://stackoverflow.com/questions/30642967/solving-bison-conflict-over-2nd-lookahead</text:a></text:p>
      <text:p text:style-name="P1"/>
      <text:p text:style-name="P2"><text:a xlink:type="simple" xlink:href="https://www.gnu.org/software/bison/manual/html_node/Generalized-LR-Parsing.html" text:style-name="Internet_20_link" text:visited-style-name="Visited_20_Internet_20_Link">https://www.gnu.org/software/bison/manual/html_node/Generalized-LR-Parsing.html</text:a></text:p>
      <text:p text:style-name="P2"/>
      <text:p text:style-name="P2"><text:a xlink:type="simple" xlink:href="https://www.gnu.org/software/bison/manual/html_node/LR-Table-Construction.html" text:style-name="Internet_20_link" text:visited-style-name="Visited_20_Internet_20_Link">https://www.gnu.org/software/bison/manual/html_node/LR-Table-Construction.html</text:a></text:p>
      <text:p text:style-name="P2"/>
      <text:p text:style-name="P2"><text:a xlink:type="simple" xlink:href="https://www.gnu.org/software/bison/manual/html_node/GLR-Parsers.html" text:style-name="Internet_20_link" text:visited-style-name="Visited_20_Internet_20_Link">https://www.gnu.org/software/bison/manual/html_node/GLR-Parsers.html</text:a></text:p>
      <text:p text:style-name="P2"/>
      <text:p text:style-name="P2"><text:a xlink:type="simple" xlink:href="https://www.gnu.org/software/bison/manual/html_node/Merging-GLR-Parses.html" text:style-name="Internet_20_link" text:visited-style-name="Visited_20_Internet_20_Link">https://www.gnu.org/software/bison/manual/html_node/Merging-GLR-Parses.html</text:a></text:p>
      <text:p text:style-name="P2"/>
      <text:p text:style-name="P2"><text:a xlink:type="simple" xlink:href="https://www.gnu.org/software/bison/manual/html_node/Simple-GLR-Parsers.html" text:style-name="Internet_20_link" text:visited-style-name="Visited_20_Internet_20_Link">https://www.gnu.org/software/bison/manual/html_node/Simple-GLR-Parsers.html</text:a></text:p>
      <text:p text:style-name="P2"/>
      <text:p text:style-name="P2"><text:a xlink:type="simple" xlink:href="https://stackoverflow.com/questions/6659846/how-to-get-expected-token-in-bison-yacc-glr-parser" text:style-name="Internet_20_link" text:visited-style-name="Visited_20_Internet_20_Link">https://stackoverflow.com/questions/6659846/how-to-get-expected-token-in-bison-yacc-glr-parser</text:a></text:p>
      <text:p text:style-name="P2"/>
      <text:p text:style-name="P2"><text:a xlink:type="simple" xlink:href="https://en.wikipedia.org/wiki/LR_parser" text:style-name="Internet_20_link" text:visited-style-name="Visited_20_Internet_20_Link">https://en.wikipedia.org/wiki/LR_parser</text:a></text:p>
      <text:p text:style-name="P2"/>
      <text:p text:style-name="P2"/>
      <text:p text:style-name="P2"/>
      <text:p text:style-name="P7">UI VIEW OF THE FILES </text:p>
      <text:p text:style-name="P1"/>
      <text:p text:style-name="P6">mansi@mansi-Inspiron-3521:~/COMPILER/Latest_Level4$ <text:s/>sudo apt install graphviz</text:p>
      <text:p text:style-name="P6">mansi@mansi-Inspiron-3521:~/COMPILER/Latest_Level4$ 986 <text:s/>doxygen .</text:p>
      <text:p text:style-name="P5"/>
      <text:p text:style-name="P5">mansi@mansi-Inspiron-3521:~/COMPILER/Latest_Level4$ firefox html/index.html &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19:37:35.785744188</meta:creation-date>
    <dc:date>2020-01-11T19:49:04.766371301</dc:date>
    <meta:editing-duration>PT10H40M45S</meta:editing-duration>
    <meta:editing-cycles>2</meta:editing-cycles>
    <meta:generator>LibreOffice/6.0.7.3$Linux_X86_64 LibreOffice_project/00m0$Build-3</meta:generator>
    <meta:document-statistic meta:table-count="0" meta:image-count="0" meta:object-count="0" meta:page-count="1" meta:paragraph-count="18" meta:word-count="125" meta:character-count="1572" meta:non-whitespace-character-count="1460"/>
  </office:meta>
</office:document-meta>
</file>